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8078" officeooo:paragraph-rsid="001080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ines: cqlsys</text:p>
      <text:p text:style-name="P1">pass: 123456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2T12:31:05.761272133</meta:creation-date>
    <dc:date>2021-11-12T12:34:37.080225219</dc:date>
    <meta:editing-duration>PT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4" meta:character-count="26" meta:non-whitespace-character-count="24"/>
  </office:meta>
</office:document-meta>
</file>